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mensiune Fisier</text:p>
          </table:table-cell>
          <table:table-cell office:value-type="string" table:style-name="ce1">
            <text:p>Timp Executie Secvent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MB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MB</text:p>
          </table:table-cell>
          <table:table-cell office:value-type="float" office:value="0.84599999999999997" table:style-name="ce1">
            <text:p>0.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MB</text:p>
          </table:table-cell>
          <table:table-cell office:value-type="float" office:value="3.073" table:style-name="ce1">
            <text:p>3.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0MB</text:p>
          </table:table-cell>
          <table:table-cell office:value-type="float" office:value="5.7610000000000001" table:style-name="ce1">
            <text:p>5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0MB</text:p>
          </table:table-cell>
          <table:table-cell office:value-type="float" office:value="10.661" table:style-name="ce1">
            <text:p>10.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0MB</text:p>
          </table:table-cell>
          <table:table-cell office:value-type="float" office:value="21.390999999999998" table:style-name="ce1">
            <text:p>21.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00MB</text:p>
          </table:table-cell>
          <table:table-cell office:value-type="float" office:value="51.878" table:style-name="ce1">
            <text:p>51.878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22</meta:generator>
    <meta:initial-creator>CHERCIU DUMITRU-ADRIAN</meta:initial-creator>
    <dc:creator>CHERCIU DUMITRU-ADRIAN</dc:creator>
    <meta:creation-date>2026-04-17T17:58:14Z</meta:creation-date>
    <dc:date>2026-04-17T18:35:47Z</dc:date>
  </office:meta>
</office:document-meta>
</file>